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Wingdings" svg:font-family="Wingding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131b" officeooo:paragraph-rsid="0000131b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0131b" officeooo:paragraph-rsid="0000131b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Verdana" fo:font-size="10pt" officeooo:rsid="0000131b" officeooo:paragraph-rsid="0000131b"/>
    </style:style>
    <style:style style:name="P4" style:family="paragraph" style:parent-style-name="Text_20_body">
      <style:paragraph-properties fo:text-align="start" style:justify-single-word="false"/>
      <style:text-properties style:font-name="Verdana" fo:font-size="10pt" fo:font-weight="bold" officeooo:rsid="0000131b" officeooo:paragraph-rsid="0000131b" style:font-weight-asian="bold" style:font-weight-complex="bold"/>
    </style:style>
    <style:style style:name="P5" style:family="paragraph" style:parent-style-name="Text_20_body">
      <style:paragraph-properties fo:margin-left="1.769cm" fo:margin-right="0cm" fo:margin-top="0cm" fo:margin-bottom="0cm" loext:contextual-spacing="false" fo:text-align="start" style:justify-single-word="false" fo:text-indent="-0.499cm" style:auto-text-indent="false"/>
      <style:text-properties style:font-name="Verdana" fo:font-size="12pt" officeooo:rsid="0000131b" officeooo:paragraph-rsid="0000131b"/>
    </style:style>
    <style:style style:name="P6" style:family="paragraph" style:parent-style-name="Text_20_body">
      <style:paragraph-properties fo:margin-left="1.769cm" fo:margin-right="0cm" fo:margin-top="0cm" fo:margin-bottom="0cm" loext:contextual-spacing="false" fo:text-align="start" style:justify-single-word="false" fo:text-indent="-0.499cm" style:auto-text-indent="false"/>
      <style:text-properties style:font-name="Verdana" fo:font-size="12pt" fo:font-weight="bold" style:font-weight-asian="bold" style:font-weight-complex="bold"/>
    </style:style>
    <style:style style:name="P7" style:family="paragraph" style:parent-style-name="Text_20_body">
      <style:paragraph-properties fo:margin-left="1.769cm" fo:margin-right="0cm" fo:margin-top="0cm" fo:margin-bottom="0cm" loext:contextual-spacing="false" fo:text-align="start" style:justify-single-word="false" fo:text-indent="-0.499cm" style:auto-text-indent="false"/>
      <style:text-properties style:font-name="Verdana" fo:font-size="12pt"/>
    </style:style>
    <style:style style:name="P8" style:family="paragraph" style:parent-style-name="Text_20_body">
      <style:paragraph-properties fo:margin-left="1.769cm" fo:margin-right="0cm" fo:margin-top="0cm" fo:margin-bottom="0cm" loext:contextual-spacing="false" fo:text-align="start" style:justify-single-word="false" fo:text-indent="-0.499cm" style:auto-text-indent="false"/>
      <style:text-properties style:font-name="Verdana" fo:font-size="12pt" fo:font-weight="normal" officeooo:rsid="0001e790" officeooo:paragraph-rsid="0001e790" style:font-weight-asian="normal" style:font-weight-complex="normal"/>
    </style:style>
    <style:style style:name="P9" style:family="paragraph" style:parent-style-name="Texto_20_Normal">
      <style:paragraph-properties fo:text-align="start" style:justify-single-word="false"/>
      <style:text-properties style:font-name="Verdana" fo:font-size="10pt" officeooo:rsid="0000131b" officeooo:paragraph-rsid="0001e790"/>
    </style:style>
    <style:style style:name="P10" style:family="paragraph" style:parent-style-name="Texto_20_Normal">
      <style:paragraph-properties fo:text-align="start" style:justify-single-word="false"/>
      <style:text-properties fo:color="#800000" style:font-name="Verdana" fo:font-size="10pt" officeooo:rsid="0000131b" officeooo:paragraph-rsid="0001e790"/>
    </style:style>
    <style:style style:name="T1" style:family="text">
      <style:text-properties fo:font-variant="normal" fo:text-transform="none" style:font-name="Wingdings" fo:font-size="10pt"/>
    </style:style>
    <style:style style:name="T2" style:family="text">
      <style:text-properties style:font-name="Wingdings" fo:font-size="10pt"/>
    </style:style>
    <style:style style:name="T3" style:family="text">
      <style:text-properties fo:font-size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 Requisitos </text:p>
      <text:p text:style-name="P1"/>
      <text:p text:style-name="P4">Introdução e visão geral do documento</text:p>
      <text:p text:style-name="P3">O objetivo deste documento é mostrar ao time de desenvolvedores as funcionalidades do sistema a ser desenvolvido, de forma que os programadores e engenheiros de testes compreendam com clareza e consistência como será o sistema e o que ele deve fazer. </text:p>
      <text:p text:style-name="P3"/>
      <text:p text:style-name="P9">O objetivo deste sistema é uma plataforma para cadastrar estudantes universitários que precisam de uma renda extra para se manterem financeiramente enquanto cursam a faculdade, bem como os serviços que podem oferecer – além de cadastrar pessoas da cidade (ou região) que precisem de tais serviços. Além de fazer a conexão entre prestadores de serviços e clientes – o que agilizaria muito o trabalho de quem precisa anunciar serviços que fornece, bem como facilitaria a vida de quem precisa dos serviços, ao encontrar em um só lugar a relação de prestadores de serviços.<text:line-break/>Quem tem serviços a fornecer, cadastra-se na plataforma com seu nome, dados pessoais, tipo de serviço que fornece e contato (e-mail, telefone, etc), anunciando seu serviço. Quem precisa de certos serviços, cadastra-se na plataforma, e então procura por tais fornecedores de serviços. E então entra em contato com eles, para fazerem o acordo de trabalho. </text:p>
      <text:p text:style-name="P10"/>
      <text:p text:style-name="P9">Detalhes técnicos: Arquitetura do sistema: html, interface gráfica principal do sistema; CSS para folhas de estilo; e PHP para possibilitar a interação do usuário com o sistema, além de possibilitar a conexão com o banco de dados.</text:p>
      <text:p text:style-name="P3"/>
      <text:p text:style-name="P6"><text:span text:style-name="T2">§</text:span><text:span text:style-name="T1">       </text:span><text:span text:style-name="T3">Descrição de requisitos funcionais</text:span></text:p>
      <text:p text:style-name="P7"><text:span text:style-name="T3"/></text:p>
      <text:p text:style-name="P5"><text:span text:style-name="T3">RF001] &lt;CadastrarUsuario &gt;</text:span></text:p>
      <text:p text:style-name="P5"><text:span text:style-name="T3">O usuário deverá criar um cadastro na plataforma, para ter acesso ao sistema. Terá um nome de usuário, login, senha e um perfil na plataforma. </text:span></text:p>
      <text:p text:style-name="P5"><text:span text:style-name="T3">Ator: PrestadorServiços, RecebedorServiços</text:span></text:p>
      <text:p text:style-name="P5"><text:span text:style-name="T3">Prioridade:Essencial</text:span></text:p>
      <text:p text:style-name="P5"><text:span text:style-name="T3"/></text:p>
      <text:p text:style-name="P5"><text:span text:style-name="T3">Interface(s) associada(s): &lt;inclua aqui o(s) identificador(es) da(s) respectiva(s) interface(s) utilizadas na execução deste caso de uso (descrita(s) na Seção 4).&gt;</text:span></text:p>
      <text:p text:style-name="P5"><text:span text:style-name="T3">Entradas e pré condições: Acessar o endereço web do site Trampo Fácil. </text:span></text:p>
      <text:p text:style-name="P5"><text:span text:style-name="T3">Saídas e pós condições: Ter o cadastro com seus dados, armazenados em um banco de dados.</text:span></text:p>
      <text:p text:style-name="P5"><text:span text:style-name="T3">Fluxo de eventos principal</text:span></text:p>
      <text:p text:style-name="P5"><text:span text:style-name="T3">&lt; Usuário acessa o site Trampo Fácil -&gt; visualiza a tela principal -&gt; clica na opção Cadastrar Usuário -&gt; visualiza formulário com campos a serem preenchidos</text:span></text:p>
      <text:p text:style-name="P5"><text:span text:style-name="T3"><text:s/>Fluxos secundários (alternativos e/ou de exceção)</text:span></text:p>
      <text:p text:style-name="P5"><text:span text:style-name="T3">&lt;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[RF002] &lt;LoginUsuario &gt;</text:span></text:p>
      <text:p text:style-name="P5"><text:span text:style-name="T3">O usuário deve entrar com seus dados de Login e Senha, caso já tenha cadastro, para ter acesso ao sistema.</text:span></text:p>
      <text:p text:style-name="P5"><text:span text:style-name="T3">Atores: PrestadorServiços, RecebedorServiços</text:span></text:p>
      <text:p text:style-name="P5"><text:span text:style-name="T3">Prioridade:Essencial</text:span></text:p>
      <text:p text:style-name="P5"><text:span text:style-name="T3"/></text:p>
      <text:p text:style-name="P5"><text:soft-page-break/><text:span text:style-name="T3">Interface(s) associada(s): &lt;inclua aqui o(s) identificador(es) da(s) respectiva(s) interface(s) utilizadas na execução deste caso de uso (descrita(s) na Seção 4).&gt;</text:span></text:p>
      <text:p text:style-name="P5"><text:span text:style-name="T3">Entradas e pré condições: Acessar o endereço web do site Trampo Fácil.</text:span></text:p>
      <text:p text:style-name="P5"><text:span text:style-name="T3">Saídas e pós condições: Já ser cadastrado no sistema.</text:span></text:p>
      <text:p text:style-name="P5"><text:span text:style-name="T3">Fluxo de eventos principal</text:span></text:p>
      <text:p text:style-name="P5"><text:span text:style-name="T3">&lt; Usuário acessa o site Trampo Fácil -&gt; clica em Fazer Login -&gt; digita seu login e senha nos campos a serem preenchidos -&gt; clica Enter</text:span></text:p>
      <text:p text:style-name="P5"><text:span text:style-name="T3"><text:s/>Fluxos secundários (alternativos e/ou de exceção)</text:span></text:p>
      <text:p text:style-name="P5"><text:span text:style-name="T3">&lt; </text:span></text:p>
      <text:p text:style-name="P5"><text:span text:style-name="T3"/></text:p>
      <text:p text:style-name="P5"><text:span text:style-name="T3">[RF003] Alterar Usuario</text:span></text:p>
      <text:p text:style-name="P5"><text:span text:style-name="T3">O usuário poderá alterar seus dados de usuário em seu <text:s/>perfil na plataforma. </text:span></text:p>
      <text:p text:style-name="P5"><text:span text:style-name="T3">Atores: PrestadorServiços, RecebedorServiços</text:span></text:p>
      <text:p text:style-name="P5"><text:span text:style-name="T3">Prioridade: Essencial</text:span></text:p>
      <text:p text:style-name="P5"><text:span text:style-name="T3"/></text:p>
      <text:p text:style-name="P5"><text:span text:style-name="T3">Interface(s) associada(s): &lt;inclua aqui o(s) identificador(es) da(s) respectiva(s) interface(s) utilizadas na execução deste caso de uso (descrita(s) na Seção 4).&gt;</text:span></text:p>
      <text:p text:style-name="P5"><text:span text:style-name="T3">Entradas e pré condições: Possuir conta no site Trampo Fácil; estar logado no site.</text:span></text:p>
      <text:p text:style-name="P5"><text:span text:style-name="T3">Saídas e pós condições:Dados atualizados.</text:span></text:p>
      <text:p text:style-name="P5"><text:span text:style-name="T3">Fluxo de eventos principal</text:span></text:p>
      <text:p text:style-name="P5"><text:span text:style-name="T3">Usuário faz login no site -&gt; clica no item de menu Alterar Usuario -&gt; visualiza tela com seus dados e com campos editáveis -&gt; faz as alterações -&gt; clica no campo Atualizar.</text:span></text:p>
      <text:p text:style-name="P5"><text:span text:style-name="T3">&lt; Fluxos secundários (alternativos e/ou de exceção)</text:span></text:p>
      <text:p text:style-name="P5"><text:span text:style-name="T3">&lt;</text:span></text:p>
      <text:p text:style-name="P5"><text:span text:style-name="T3"/></text:p>
      <text:p text:style-name="P5"><text:span text:style-name="T3">[RF004] Visualizar Usuario</text:span></text:p>
      <text:p text:style-name="P5"><text:span text:style-name="T3">O usuário irá visualizar seus dados de usuário e seu perfil na plataforma.</text:span></text:p>
      <text:p text:style-name="P5"><text:span text:style-name="T3">Atores: PrestadorServiços, RecebedorServiços</text:span></text:p>
      <text:p text:style-name="P5"><text:span text:style-name="T3">Prioridade: Essencial</text:span></text:p>
      <text:p text:style-name="P5"><text:span text:style-name="T3"/></text:p>
      <text:p text:style-name="P5"><text:span text:style-name="T3">Interface(s) associada(s): &lt;inclua aqui o(s) identificador(es) da(s) respectiva(s) interface(s) utilizadas na execução deste caso de uso (descrita(s) na Seção 4).&gt;</text:span></text:p>
      <text:p text:style-name="P5"><text:span text:style-name="T3">Entradas e pré condições: Possuir um cadastro no site Trampo Fácil; estar logado no site.</text:span></text:p>
      <text:p text:style-name="P5"><text:span text:style-name="T3">Saídas e pós condições: Exibição em tela dos dados do usuário em seu perfil.</text:span></text:p>
      <text:p text:style-name="P5"><text:span text:style-name="T3">Fluxo de eventos principal</text:span></text:p>
      <text:p text:style-name="P5"><text:span text:style-name="T3">&lt;Usuário faz login no site -&gt; clica no item de menu Visualizar Dados -&gt; aparece uma tela com os dados do perfil de usuário apenas para leitura, sem possibilidade de edição. </text:span></text:p>
      <text:p text:style-name="P5"><text:span text:style-name="T3"><text:s/>Fluxos secundários (alternativos e/ou de exceção)</text:span></text:p>
      <text:p text:style-name="P5"><text:span text:style-name="T3">&lt; </text:span></text:p>
      <text:p text:style-name="P5"><text:span text:style-name="T3">[RF005] Encerrar Conta</text:span></text:p>
      <text:p text:style-name="P5"><text:span text:style-name="T3">Fornece ao usuário a possibilidade de excluir seus dados e seu acesso à plataforma Trampo Fácil, caso queira deixar de usá-la.</text:span></text:p>
      <text:p text:style-name="P5"><text:span text:style-name="T3">Atores: PrestadorServiços, RecebedorServiços</text:span></text:p>
      <text:p text:style-name="P5"><text:span text:style-name="T3">Prioridade: Importante</text:span></text:p>
      <text:p text:style-name="P5"><text:span text:style-name="T3"/></text:p>
      <text:p text:style-name="P5"><text:span text:style-name="T3">Interface(s) associada(s): &lt;inclua aqui o(s) identificador(es) da(s) respectiva(s) interface(s) utilizadas na execução deste caso de uso (descrita(s) na Seção 4).&gt;</text:span></text:p>
      <text:p text:style-name="P5"><text:span text:style-name="T3">Entradas e pré condições: Possuir um cadastro no site Trampo Fácil, estar logado no site.</text:span></text:p>
      <text:p text:style-name="P5"><text:span text:style-name="T3">Saídas e pós condições: Exclusão do seu login, senha, perfil e demais dados do usuário. </text:span></text:p>
      <text:p text:style-name="P5"><text:span text:style-name="T3">Fluxo de eventos principal</text:span></text:p>
      <text:p text:style-name="P5"><text:soft-page-break/><text:span text:style-name="T3">&lt;Usuário loga no site, acessa o item de menu Excluir Usuário -&gt; aparece mensagem “Conta encerrada”. </text:span></text:p>
      <text:p text:style-name="P5"><text:span text:style-name="T3"><text:s/>Fluxos secundários (alternativos e/ou de exceção)</text:span></text:p>
      <text:p text:style-name="P7"><text:span text:style-name="T3"/></text:p>
      <text:p text:style-name="P6"><text:span text:style-name="T2">§</text:span><text:span text:style-name="T1">       </text:span><text:span text:style-name="T3">Descrição de requisitos não-funcionais</text:span></text:p>
      <text:p text:style-name="P6"><text:span text:style-name="T3"/></text:p>
      <text:p text:style-name="P5"><text:span text:style-name="T3">Usabilidade</text:span></text:p>
      <text:p text:style-name="P5"><text:span text:style-name="T3">Esta seção descreve os requisitos não funcionais associados à facilidade de uso da interface com o usuário, material de treinamento e documentação do sistema.</text:span></text:p>
      <text:p text:style-name="P5"><text:span text:style-name="T3">[NF001] Linguagens utilizadas na construção do sistema</text:span></text:p>
      <text:p text:style-name="P5"><text:span text:style-name="T3">Para implementação da interface gráfica do usuário com o sistema, usou-se a linguagem de script HTML e a linguagem CSS agregada ao HTML para definir a formatação das fontes e cores na tela. Usou-se a linguagem PHP para definir a interface de interação do usuário com o sistema, além da conexão com o banco de dados. <text:s/></text:span></text:p>
      <text:p text:style-name="P5"><text:span text:style-name="T3">Prioridade: Essencial</text:span></text:p>
      <text:p text:style-name="P5"><text:span text:style-name="T3"/></text:p>
      <text:p text:style-name="P5"><text:span text:style-name="T3"/></text:p>
      <text:p text:style-name="P5"><text:span text:style-name="T3"><text:s/>[NF 002] Comunicação com o banco de dados </text:span></text:p>
      <text:p text:style-name="P5"><text:span text:style-name="T3">Há a comunicação do sistema com o banco de dados SQL, para ter acesso aos dados dos usuários. </text:span></text:p>
      <text:p text:style-name="P5"><text:span text:style-name="T3">Prioridade: Essencial </text:span></text:p>
      <text:p text:style-name="P5"><text:span text:style-name="T3"/></text:p>
      <text:p text:style-name="P5"><text:span text:style-name="T3">Confiabilidade</text:span></text:p>
      <text:p text:style-name="P5"><text:span text:style-name="T3">Esta seção descreve os requisitos não funcionais associados à freqüência, severidade de falhas do sistema e habilidade de recuperação das mesmas, bem como à corretude do sistema. </text:span></text:p>
      <text:p text:style-name="P5"><text:span text:style-name="T3">[NF003] Confiabilidade </text:span></text:p>
      <text:p text:style-name="P5"><text:span text:style-name="T3">O sistema deve estar disponível 99% do tempo. </text:span></text:p>
      <text:p text:style-name="P5"><text:span text:style-name="T3">Prioridade: Importante</text:span></text:p>
      <text:p text:style-name="P5"><text:span text:style-name="T3"/></text:p>
      <text:p text:style-name="P5"><text:span text:style-name="T3">Desempenho</text:span></text:p>
      <text:p text:style-name="P5"><text:span text:style-name="T3">Esta seção descreve os requisitos não funcionais associados à eficiência, uso de recursos e tempo de resposta do sistema.</text:span></text:p>
      <text:p text:style-name="P5"><text:span text:style-name="T3">[NF004] Desempenho do Sistema</text:span></text:p>
      <text:p text:style-name="P5"><text:span text:style-name="T3">O sistema deve ser eficiente e ter um tempo de resposta razoável.</text:span></text:p>
      <text:p text:style-name="P5"><text:span text:style-name="T3">Prioridade: Importante</text:span></text:p>
      <text:p text:style-name="P5"><text:span text:style-name="T3"/></text:p>
      <text:p text:style-name="P5"><text:span text:style-name="T3">Segurança</text:span></text:p>
      <text:p text:style-name="P5"><text:span text:style-name="T3">Esta seção descreve os requisitos não funcionais associados à integridade, privacidade e autenticidade dos dados do sistema. </text:span></text:p>
      <text:p text:style-name="P5"><text:span text:style-name="T3">[NF005] Segurança Computacional </text:span></text:p>
      <text:p text:style-name="P5"><text:span text:style-name="T3">O sistema deve ser seguro em relação a ataques hackers que roubam dados confidenciais dos usuários para fins ilícitos, bem como resistentes a ataques que “derrubam o servidor”. </text:span></text:p>
      <text:p text:style-name="P5"><text:span text:style-name="T3">Prioridade:Essencial</text:span></text:p>
      <text:p text:style-name="P5"><text:span text:style-name="T3"/></text:p>
      <text:p text:style-name="P5"><text:span text:style-name="T3">Distribuição</text:span></text:p>
      <text:p text:style-name="P5"><text:span text:style-name="T3">Esta seção descreve os requisitos não funcionais associados à distribuição da versão executável do sistema.</text:span></text:p>
      <text:p text:style-name="P5"><text:span text:style-name="T3">[NF006] Distribuição</text:span></text:p>
      <text:p text:style-name="P5"><text:span text:style-name="T3">Relacionado a versões e atualizações do sistema.</text:span></text:p>
      <text:p text:style-name="P5"><text:soft-page-break/><text:span text:style-name="T3">Prioridade:Desejável</text:span></text:p>
      <text:p text:style-name="P5"><text:span text:style-name="T3"/></text:p>
      <text:p text:style-name="P5"><text:span text:style-name="T3">Hardware e software</text:span></text:p>
      <text:p text:style-name="P5"><text:span text:style-name="T3">Esta seção descreve os requisitos não funcionais associados ao hardware e software usados para desenvolver ou para executar o sistema. </text:span></text:p>
      <text:p text:style-name="P5"><text:span text:style-name="T3">[NF007] Portabilidade</text:span></text:p>
      <text:p text:style-name="P5"><text:span text:style-name="T3">Deve ser capaz de rodar em navegadores populares, como Chrome, Mozilla (dentre outros), independentemente do sistema operacional - <text:s/>tanto em dispositivos fixos (PCs/notebooks) quanto em dispositivos móveis (tablets e celulares). Assim, abrange um número maior de usuários. </text:span></text:p>
      <text:p text:style-name="P5"><text:span text:style-name="T3">Prioridade:Importante</text:span></text:p>
      <text:p text:style-name="P5"><text:span text:style-name="T3"/></text:p>
      <text:p text:style-name="P5"><text:span text:style-name="T3"/></text:p>
      <text:p text:style-name="P6"><text:span text:style-name="T2">§</text:span><text:span text:style-name="T1">       </text:span><text:span text:style-name="T3">Escopo não contemplado (de funcionalidades)</text:span></text:p>
      <text:p text:style-name="P6"><text:span text:style-name="T3"/></text:p>
      <text:p text:style-name="P6"><text:span text:style-name="T2">§</text:span><text:span text:style-name="T1">       </text:span><text:span text:style-name="T3">Documentação de apoio</text:span></text:p>
      <text:p text:style-name="P8"><text:span text:style-name="T3">Ver demais documentos no repositório deste trabalho (Git Hub)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Wingdings" svg:font-family="Wingding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5:02:48.581632580</meta:creation-date>
    <dc:date>2019-06-19T15:23:36.327467966</dc:date>
    <meta:editing-duration>PT8M47S</meta:editing-duration>
    <meta:editing-cycles>1</meta:editing-cycles>
    <meta:document-statistic meta:table-count="0" meta:image-count="0" meta:object-count="0" meta:page-count="4" meta:paragraph-count="97" meta:word-count="1140" meta:character-count="7641" meta:non-whitespace-character-count="6540"/>
    <meta:generator>LibreOffice/5.1.6.2$Linux_X86_64 LibreOffice_project/10m0$Build-2</meta:generator>
  </office:meta>
</office:document-meta>
</file>